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import java.util.*;</text:span></text:p>
      <text:p text:style-name="P1"><text:span text:style-name="T1"/></text:p>
      <text:p text:style-name="P1"><text:span text:style-name="T1"/></text:p>
      <text:p text:style-name="P1"><text:span text:style-name="T1">/** To reduce the rational numbers and to perform basic arithmethic operations </text:span></text:p>
      <text:p text:style-name="P1"><text:span text:style-name="T1">*/</text:span></text:p>
      <text:p text:style-name="P1"><text:span text:style-name="T1"/></text:p>
      <text:p text:style-name="P1"><text:span text:style-name="T1"/></text:p>
      <text:p text:style-name="P1"><text:span text:style-name="T1">/**</text:span></text:p>
      <text:p text:style-name="P1"><text:span text:style-name="T1">@author v.vaishnavi</text:span></text:p>
      <text:p text:style-name="P1"><text:span text:style-name="T1">*/</text:span></text:p>
      <text:p text:style-name="P1"><text:span text:style-name="T1">class operation</text:span></text:p>
      <text:p text:style-name="P1"><text:span text:style-name="T1">{</text:span></text:p>
      <text:p text:style-name="P1"><text:span text:style-name="T1"/></text:p>
      <text:p text:style-name="P1"><text:span text:style-name="T1">/** class variables</text:span></text:p>
      <text:p text:style-name="P1"><text:span text:style-name="T1">*/</text:span></text:p>
      <text:p text:style-name="P1"><text:span text:style-name="T1">int a,b;</text:span></text:p>
      <text:p text:style-name="P1"><text:span text:style-name="T1"><text:s/></text:span></text:p>
      <text:p text:style-name="P1"><text:span text:style-name="T1">/**</text:span></text:p>
      <text:p text:style-name="P1"><text:span text:style-name="T1">@author v.vaishnavi</text:span></text:p>
      <text:p text:style-name="P1"><text:span text:style-name="T1">*/</text:span></text:p>
      <text:p text:style-name="P1"><text:span text:style-name="T1"/></text:p>
      <text:p text:style-name="P1"><text:span text:style-name="T1"/></text:p>
      <text:p text:style-name="P1"><text:span text:style-name="T1">/** constructor to initialise the values passed to the class variables</text:span></text:p>
      <text:p text:style-name="P1"><text:span text:style-name="T1">@param x -numerator</text:span></text:p>
      <text:p text:style-name="P1"><text:span text:style-name="T1">@param y -denominator</text:span></text:p>
      <text:p text:style-name="P1"><text:span text:style-name="T1">*/</text:span></text:p>
      <text:p text:style-name="P1"><text:span text:style-name="T1"/></text:p>
      <text:p text:style-name="P1"><text:span text:style-name="T1">public operation(int x,int y)</text:span></text:p>
      <text:p text:style-name="P1"><text:span text:style-name="T1">{</text:span></text:p>
      <text:p text:style-name="P1"><text:span text:style-name="T1">a=x;</text:span></text:p>
      <text:p text:style-name="P1"><text:span text:style-name="T1">b=y;</text:span></text:p>
      <text:p text:style-name="P1"><text:span text:style-name="T1">}</text:span></text:p>
      <text:p text:style-name="P1"><text:span text:style-name="T1"/></text:p>
      <text:p text:style-name="P1"><text:span text:style-name="T1">/** display method is to display the entered number in the form of a rational number*/</text:span></text:p>
      <text:p text:style-name="P1"><text:span text:style-name="T1"/></text:p>
      <text:p text:style-name="P1"><text:span text:style-name="T1">public void display()</text:span></text:p>
      <text:p text:style-name="P1"><text:span text:style-name="T1">{</text:span></text:p>
      <text:p text:style-name="P1"><text:span text:style-name="T1">System.out.println("the rational number is "+a+"/"+b);</text:span></text:p>
      <text:p text:style-name="P1"><text:span text:style-name="T1">}</text:span></text:p>
      <text:p text:style-name="P1"><text:span text:style-name="T1"/></text:p>
      <text:p text:style-name="P1"><text:span text:style-name="T1">/**</text:span></text:p>
      <text:p text:style-name="P1"><text:span text:style-name="T1">Using the euclid's method check value for temp i.e </text:span></text:p>
      <text:p text:style-name="P1"><text:span text:style-name="T1">divide the numerator and denominator and store it in temp </text:span></text:p>
      <text:p text:style-name="P1"><text:span text:style-name="T1">until it is not equal to 0 run a loop..</text:span></text:p>
      <text:p text:style-name="P1"><text:span text:style-name="T1">@param number1 -numerator</text:span></text:p>
      <text:p text:style-name="P1"><text:span text:style-name="T1">@param number2 -denominator</text:span></text:p>
      <text:p text:style-name="P1"><text:span text:style-name="T1">@return -returns the gcd of the two numbers</text:span></text:p>
      <text:p text:style-name="P1"><text:span text:style-name="T1">*/</text:span></text:p>
      <text:p text:style-name="P1"><text:span text:style-name="T1"/></text:p>
      <text:p text:style-name="P1"><text:span text:style-name="T1">public int gcd(int number1,int number2)</text:span></text:p>
      <text:p text:style-name="P1"><text:span text:style-name="T1">{</text:span></text:p>
      <text:p text:style-name="P1"><text:span text:style-name="T1">if(number2==0)</text:span></text:p>
      <text:p text:style-name="P1"><text:span text:style-name="T1">{return number1;}</text:span></text:p>
      <text:p text:style-name="P1"><text:span text:style-name="T1">return gcd(number2,number1%number2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/** Reduce() method reduces the rational numbers to least fractional values</text:span></text:p>
      <text:p text:style-name="P1"><text:span text:style-name="T1">Using the euclid's method check value for temp i.e </text:span></text:p>
      <text:p text:style-name="P1"><text:span text:style-name="T1">divide the numerator and denominator and store it in temp </text:span></text:p>
      <text:p text:style-name="P1"><text:span text:style-name="T1">until it is not equal to 0 run a loop..</text:span></text:p>
      <text:p text:style-name="P1"><text:span text:style-name="T1">display the reduced fractions</text:span></text:p>
      <text:p text:style-name="P1"><text:span text:style-name="T1">@param number1 -numerator</text:span></text:p>
      <text:p text:style-name="P1"><text:span text:style-name="T1">@param number2 -denominator</text:span></text:p>
      <text:p text:style-name="P1"><text:span text:style-name="T1">@param c -it is the gcd of the two numbers(numerator and denominator)</text:span></text:p>
      <text:p text:style-name="P1"><text:span text:style-name="T1">*/</text:span></text:p>
      <text:p text:style-name="P1"><text:span text:style-name="T1"/></text:p>
      <text:p text:style-name="P1"><text:span text:style-name="T1">public void reduce(int number1,int number2,int c)</text:span></text:p>
      <text:p text:style-name="P1"><text:span text:style-name="T1">{</text:span></text:p>
      <text:p text:style-name="P1"><text:span text:style-name="T1">if(number2==0)</text:span></text:p>
      <text:p text:style-name="P1"><text:span text:style-name="T1">System.out.println("\n invalid rational number");</text:span></text:p>
      <text:p text:style-name="P1"><text:span text:style-name="T1"/></text:p>
      <text:p text:style-name="P1"><text:span text:style-name="T1">else</text:span></text:p>
      <text:p text:style-name="P1"><text:span text:style-name="T1">{</text:span></text:p>
      <text:p text:style-name="P1"><text:span text:style-name="T1">number1=number1/c;</text:span></text:p>
      <text:p text:style-name="P1"><text:span text:style-name="T1">number2=number2/c;</text:span></text:p>
      <text:p text:style-name="P1"><text:span text:style-name="T1">System.out.println("the reduced rational number is..."+number1+"/"+number2);</text:span></text:p>
      <text:p text:style-name="P1"><text:span text:style-name="T1">}//else close</text:span></text:p>
      <text:p text:style-name="P1"><text:span text:style-name="T1"/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/** performs addition of the two numbers </text:span></text:p>
      <text:p text:style-name="P1"><text:span text:style-name="T1">@param a numerator of the first rational number</text:span></text:p>
      <text:p text:style-name="P1"><text:span text:style-name="T1">@param b denominator of the first rational number</text:span></text:p>
      <text:p text:style-name="P1"><text:span text:style-name="T1">@param c numerator of the second rational number</text:span></text:p>
      <text:p text:style-name="P1"><text:span text:style-name="T1">@param d denominator of the second rational number</text:span></text:p>
      <text:p text:style-name="P1"><text:span text:style-name="T1">*/</text:span></text:p>
      <text:p text:style-name="P1"><text:span text:style-name="T1"/></text:p>
      <text:p text:style-name="P1"><text:span text:style-name="T1"/></text:p>
      <text:p text:style-name="P1"><text:span text:style-name="T1">public void add(int a,int b,int c,int d)</text:span></text:p>
      <text:p text:style-name="P1"><text:span text:style-name="T1">{</text:span></text:p>
      <text:p text:style-name="P1"><text:span text:style-name="T1"/></text:p>
      <text:p text:style-name="P1"><text:span text:style-name="T1">int deno=b*d;</text:span></text:p>
      <text:p text:style-name="P1"><text:span text:style-name="T1">int num=a*d+b*c;</text:span></text:p>
      <text:p text:style-name="P1"><text:span text:style-name="T1">System.out.println("the rational number is "+num+"/"+deno);</text:span></text:p>
      <text:p text:style-name="P1"><text:span text:style-name="T1">int cd1=gcd(num,deno);</text:span></text:p>
      <text:p text:style-name="P1"><text:span text:style-name="T1">System.out.println("the gcd of the two numbers is"+cd1);</text:span></text:p>
      <text:p text:style-name="P1"><text:span text:style-name="T1">reduce(num,deno,cd1);</text:span></text:p>
      <text:p text:style-name="P1"><text:span text:style-name="T1"/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/** performs subtraction of two rational numbers</text:span></text:p>
      <text:p text:style-name="P1"><text:span text:style-name="T1">@param a numerator of the first rational number</text:span></text:p>
      <text:p text:style-name="P1"><text:span text:style-name="T1">@param b denominator of the first rational number</text:span></text:p>
      <text:p text:style-name="P1"><text:span text:style-name="T1">@param c numerator of the second rational number</text:span></text:p>
      <text:p text:style-name="P1"><text:span text:style-name="T1">@param d denominator of the second rational number</text:span></text:p>
      <text:p text:style-name="P1"><text:span text:style-name="T1">*/</text:span></text:p>
      <text:p text:style-name="P1"><text:span text:style-name="T1"/></text:p>
      <text:p text:style-name="P1"><text:span text:style-name="T1">public void sub(int a,int b,int c,int d)</text:span></text:p>
      <text:p text:style-name="P1"><text:span text:style-name="T1">{</text:span></text:p>
      <text:p text:style-name="P1"><text:span text:style-name="T1">int deno=b*d;</text:span></text:p>
      <text:p text:style-name="P1"><text:span text:style-name="T1">int num=(a*d)-(b*c);</text:span></text:p>
      <text:p text:style-name="P1"><text:span text:style-name="T1">System.out.println("the rational number is "+num+"/"+deno);</text:span></text:p>
      <text:p text:style-name="P1"><text:span text:style-name="T1">int cd1=gcd(num,deno);</text:span></text:p>
      <text:p text:style-name="P1"><text:span text:style-name="T1">System.out.println("the gcd of the two numbers is"+cd1);</text:span></text:p>
      <text:p text:style-name="P1"><text:span text:style-name="T1">reduce(num,deno,cd1);</text:span></text:p>
      <text:p text:style-name="P1"><text:span text:style-name="T1"/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/**<text:s text:c="2"/>performs multiplication of two rational numbers</text:span></text:p>
      <text:p text:style-name="P1"><text:span text:style-name="T1">@param a numerator of the first rational number</text:span></text:p>
      <text:p text:style-name="P1"><text:span text:style-name="T1">@param b denominator of the first rational number</text:span></text:p>
      <text:p text:style-name="P1"><text:span text:style-name="T1">@param c numerator of the second rational number</text:span></text:p>
      <text:p text:style-name="P1"><text:span text:style-name="T1">@param d denominator of the second rational number</text:span></text:p>
      <text:p text:style-name="P1"><text:span text:style-name="T1">*/</text:span></text:p>
      <text:p text:style-name="P1"><text:span text:style-name="T1"/></text:p>
      <text:p text:style-name="P1"><text:span text:style-name="T1">public void mul(int a,int b,int c,int d)</text:span></text:p>
      <text:p text:style-name="P1"><text:span text:style-name="T1">{</text:span></text:p>
      <text:p text:style-name="P1"><text:span text:style-name="T1">int deno=(b*d);</text:span></text:p>
      <text:p text:style-name="P1"><text:span text:style-name="T1">int num=(a*c);</text:span></text:p>
      <text:p text:style-name="P1"><text:span text:style-name="T1">System.out.println("the rational number is "+num+"/"+deno);</text:span></text:p>
      <text:p text:style-name="P1"><text:span text:style-name="T1">int cd1=gcd(num,deno);</text:span></text:p>
      <text:p text:style-name="P1"><text:span text:style-name="T1">System.out.println("the gcd of the two numbers is"+cd1);</text:span></text:p>
      <text:p text:style-name="P1"><text:span text:style-name="T1">reduce(num,deno,cd1);</text:span></text:p>
      <text:p text:style-name="P1"><text:span text:style-name="T1">}</text:span></text:p>
      <text:p text:style-name="P1"><text:span text:style-name="T1"/></text:p>
      <text:p text:style-name="P1"><text:span text:style-name="T1"/></text:p>
      <text:p text:style-name="P1"><text:span text:style-name="T1">/** performs division of two rational numbers</text:span></text:p>
      <text:p text:style-name="P1"><text:span text:style-name="T1">@param a numerator of the first rational number</text:span></text:p>
      <text:p text:style-name="P1"><text:span text:style-name="T1">@param b denominator of the first rational number</text:span></text:p>
      <text:p text:style-name="P1"><text:span text:style-name="T1">@param c numerator of the second rational number</text:span></text:p>
      <text:p text:style-name="P1"><text:span text:style-name="T1">@param d denominator of the second rational number</text:span></text:p>
      <text:p text:style-name="P1"><text:span text:style-name="T1">*/</text:span></text:p>
      <text:p text:style-name="P1"><text:span text:style-name="T1"/></text:p>
      <text:p text:style-name="P1"><text:span text:style-name="T1">public void div(int a,int b,int c,int d)</text:span></text:p>
      <text:p text:style-name="P1"><text:span text:style-name="T1">{</text:span></text:p>
      <text:p text:style-name="P1"><text:span text:style-name="T1">int deno=(b*c);</text:span></text:p>
      <text:p text:style-name="P1"><text:span text:style-name="T1">int num=(a*d);</text:span></text:p>
      <text:p text:style-name="P1"><text:span text:style-name="T1">System.out.println("the rational number is "+num+"/"+deno);</text:span></text:p>
      <text:p text:style-name="P1"><text:span text:style-name="T1">int cd1=gcd(num,deno);</text:span></text:p>
      <text:p text:style-name="P1"><text:span text:style-name="T1">System.out.println("the gcd of the two numbers is"+cd1);</text:span></text:p>
      <text:p text:style-name="P1"><text:span text:style-name="T1">reduce(num,deno,cd1);</text:span></text:p>
      <text:p text:style-name="P1"><text:span text:style-name="T1">}</text:span></text:p>
      <text:p text:style-name="P1"><text:span text:style-name="T1"/></text:p>
      <text:p text:style-name="P1"><text:span text:style-name="T1">}</text:span></text:p>
      <text:p text:style-name="P1"><text:span text:style-name="T1"/></text:p>
      <text:p text:style-name="P1"><text:span text:style-name="T1">public class Rationalnum1</text:span></text:p>
      <text:p text:style-name="P1"><text:span text:style-name="T1">{</text:span></text:p>
      <text:p text:style-name="P1"><text:span text:style-name="T1">public static void main(String l[])</text:span></text:p>
      <text:p text:style-name="P1"><text:span text:style-name="T1">{</text:span></text:p>
      <text:p text:style-name="P1"><text:span text:style-name="T1"/></text:p>
      <text:p text:style-name="P1"><text:span text:style-name="T1">Scanner s1=new Scanner(System.in);</text:span></text:p>
      <text:p text:style-name="P1"><text:span text:style-name="T1">System.out.println("Enter the first number to find GCD");</text:span></text:p>
      <text:p text:style-name="P1"><text:span text:style-name="T1">int number1=s1.nextInt();</text:span></text:p>
      <text:p text:style-name="P1"><text:span text:style-name="T1">System.out.println("Enter the second number to find GCD");</text:span></text:p>
      <text:p text:style-name="P1"><text:span text:style-name="T1">int number2=s1.nextInt();</text:span></text:p>
      <text:p text:style-name="P1"><text:span text:style-name="T1">operation op=new operation(number1,number2);</text:span></text:p>
      <text:p text:style-name="P1"><text:span text:style-name="T1">op.display();</text:span></text:p>
      <text:p text:style-name="P1"><text:span text:style-name="T1">int cd=op.gcd(number1,number2);</text:span></text:p>
      <text:p text:style-name="P1"><text:span text:style-name="T1">System.out.println("the gcd of the two numbers is"+cd);</text:span></text:p>
      <text:p text:style-name="P1"><text:span text:style-name="T1">op.reduce(number1,number2,cd);</text:span></text:p>
      <text:p text:style-name="P1"><text:span text:style-name="T1">do{</text:span></text:p>
      <text:p text:style-name="P1"><text:span text:style-name="T1">System.out.println("\n\n1.ARITHMETIC OPERATIONS 2.EXIT\n\n");</text:span></text:p>
      <text:p text:style-name="P1"><text:span text:style-name="T1">System.out.println("enter the choice");</text:span></text:p>
      <text:p text:style-name="P1"><text:span text:style-name="T1">int choice=s1.nextInt();</text:span></text:p>
      <text:p text:style-name="P1"><text:span text:style-name="T1">switch(choice)</text:span></text:p>
      <text:p text:style-name="P1"><text:span text:style-name="T1">{</text:span></text:p>
      <text:p text:style-name="P1"><text:span text:style-name="T1">case 1:</text:span></text:p>
      <text:p text:style-name="P1"><text:span text:style-name="T1">{</text:span></text:p>
      <text:p text:style-name="P1"><text:span text:style-name="T1">//first fraction</text:span></text:p>
      <text:p text:style-name="P1"><text:span text:style-name="T1">System.out.println("Enter the first number");</text:span></text:p>
      <text:p text:style-name="P1"><text:span text:style-name="T1">int a=s1.nextInt();</text:span></text:p>
      <text:p text:style-name="P1"><text:span text:style-name="T1">System.out.println("Enter the second number");</text:span></text:p>
      <text:p text:style-name="P1"><text:span text:style-name="T1">int b=s1.nextInt();</text:span></text:p>
      <text:p text:style-name="P1"><text:span text:style-name="T1">System.out.println("the first rational number is "+a+"/"+b);</text:span></text:p>
      <text:p text:style-name="P1"><text:span text:style-name="T1">//second fraction</text:span></text:p>
      <text:p text:style-name="P1"><text:span text:style-name="T1">System.out.println("Enter the third number");</text:span></text:p>
      <text:p text:style-name="P1"><text:span text:style-name="T1">int c=s1.nextInt();</text:span></text:p>
      <text:p text:style-name="P1"><text:span text:style-name="T1">System.out.println("Enter the fourth number");</text:span></text:p>
      <text:p text:style-name="P1"><text:span text:style-name="T1">int d=s1.nextInt();</text:span></text:p>
      <text:p text:style-name="P1"><text:span text:style-name="T1">System.out.println("the second rational number is "+c+"/"+d);</text:span></text:p>
      <text:p text:style-name="P1"><text:span text:style-name="T1"/></text:p>
      <text:p text:style-name="P1"><text:span text:style-name="T1">System.out.println("Enter the option\n1.add\n2.sub\n3.mul\n4.div\n");</text:span></text:p>
      <text:p text:style-name="P1"><text:span text:style-name="T1"/></text:p>
      <text:p text:style-name="P1"><text:span text:style-name="T1">int e=s1.nextInt();</text:span></text:p>
      <text:p text:style-name="P1"><text:span text:style-name="T1">//perform addition</text:span></text:p>
      <text:p text:style-name="P1"><text:span text:style-name="T1">if(e==1)</text:span></text:p>
      <text:p text:style-name="P1"><text:span text:style-name="T1">{</text:span></text:p>
      <text:p text:style-name="P1"><text:span text:style-name="T1">op.add(a,b,c,d);</text:span></text:p>
      <text:p text:style-name="P1"><text:span text:style-name="T1">}</text:span></text:p>
      <text:p text:style-name="P1"><text:span text:style-name="T1"/></text:p>
      <text:p text:style-name="P1"><text:span text:style-name="T1">//perform subtraction</text:span></text:p>
      <text:p text:style-name="P1"><text:span text:style-name="T1">if(e==2)</text:span></text:p>
      <text:p text:style-name="P1"><text:span text:style-name="T1">{</text:span></text:p>
      <text:p text:style-name="P1"><text:span text:style-name="T1">op.sub(a,b,c,d);</text:span></text:p>
      <text:p text:style-name="P1"><text:span text:style-name="T1">}</text:span></text:p>
      <text:p text:style-name="P1"><text:span text:style-name="T1"/></text:p>
      <text:p text:style-name="P1"><text:span text:style-name="T1">//perform multiplication</text:span></text:p>
      <text:p text:style-name="P1"><text:span text:style-name="T1">if(e==3)</text:span></text:p>
      <text:p text:style-name="P1"><text:span text:style-name="T1">{</text:span></text:p>
      <text:p text:style-name="P1"><text:span text:style-name="T1">op.mul(a,b,c,d);</text:span></text:p>
      <text:p text:style-name="P1"><text:span text:style-name="T1">}</text:span></text:p>
      <text:p text:style-name="P1"><text:span text:style-name="T1"/></text:p>
      <text:p text:style-name="P1"><text:span text:style-name="T1">//perform division</text:span></text:p>
      <text:p text:style-name="P1"><text:span text:style-name="T1">if(e==4)</text:span></text:p>
      <text:p text:style-name="P1"><text:span text:style-name="T1">{</text:span></text:p>
      <text:p text:style-name="P1"><text:span text:style-name="T1">op.div(a,b,c,d);</text:span></text:p>
      <text:p text:style-name="P1"><text:span text:style-name="T1">}</text:span></text:p>
      <text:p text:style-name="P1"><text:span text:style-name="T1">break;</text:span></text:p>
      <text:p text:style-name="P1"><text:span text:style-name="T1">}</text:span></text:p>
      <text:p text:style-name="P1"><text:span text:style-name="T1"/></text:p>
      <text:p text:style-name="P1"><text:span text:style-name="T1">default:</text:span></text:p>
      <text:p text:style-name="P1"><text:span text:style-name="T1">{</text:span></text:p>
      <text:p text:style-name="P1"><text:span text:style-name="T1">System.out.println("\nerror!");</text:span></text:p>
      <text:p text:style-name="P1"><text:span text:style-name="T1">System.exit(1);</text:span></text:p>
      <text:p text:style-name="P1"><text:span text:style-name="T1">break;</text:span></text:p>
      <text:p text:style-name="P1"><text:span text:style-name="T1">}</text:span></text:p>
      <text:p text:style-name="P1"><text:span text:style-name="T1"/></text:p>
      <text:p text:style-name="P1"><text:span text:style-name="T1">}//switch close</text:span></text:p>
      <text:p text:style-name="P1"><text:span text:style-name="T1"/></text:p>
      <text:p text:style-name="P1"><text:span text:style-name="T1">}while(true);</text:span></text:p>
      <text:p text:style-name="P1"><text:span text:style-name="T1"/></text:p>
      <text:p text:style-name="P1"><text:span text:style-name="T1">}//method close</text:span></text:p>
      <text:p text:style-name="P1"><text:span text:style-name="T1">}//class close</text:span></text:p>
      <text:p text:style-name="P1"><text:span text:style-name="T1"/></text:p>
      <text:p text:style-name="P1"><text:span text:style-name="T1"/></text:p>
      <text:p text:style-name="P1"><text:span text:style-name="T1">SAMPLE INPUT AND OUTPUT:</text:span></text:p>
      <text:p text:style-name="P1"><text:span text:style-name="T1">Microsoft Windows [Version 6.1.7601]</text:span></text:p>
      <text:p text:style-name="P1"><text:span text:style-name="T1">Copyright (c) 2009 Microsoft Corporation.<text:s text:c="2"/>All rights reserved.</text:span></text:p>
      <text:p text:style-name="P1"><text:span text:style-name="T1"/></text:p>
      <text:p text:style-name="P1"><text:span text:style-name="T1">C:\Users\dell&gt;cd..</text:span></text:p>
      <text:p text:style-name="P1"><text:span text:style-name="T1"/></text:p>
      <text:p text:style-name="P1"><text:span text:style-name="T1">C:\Users&gt;cd..</text:span></text:p>
      <text:p text:style-name="P1"><text:span text:style-name="T1"/></text:p>
      <text:p text:style-name="P1"><text:span text:style-name="T1">C:\&gt;cd java</text:span></text:p>
      <text:p text:style-name="P1"><text:span text:style-name="T1"/></text:p>
      <text:p text:style-name="P1"><text:span text:style-name="T1">C:\java&gt;set path=%path%;C:\java\Java\jdk1.7.0_21\bin</text:span></text:p>
      <text:p text:style-name="P1"><text:span text:style-name="T1"/></text:p>
      <text:p text:style-name="P1"><text:span text:style-name="T1">C:\java&gt;javac Rational.java</text:span></text:p>
      <text:p text:style-name="P1"><text:span text:style-name="T1"/></text:p>
      <text:p text:style-name="P1"><text:span text:style-name="T1">C:\java&gt;javac Rationalnum1.java</text:span></text:p>
      <text:p text:style-name="P1"><text:span text:style-name="T1"/></text:p>
      <text:p text:style-name="P1"><text:span text:style-name="T1">C:\java&gt;java Rationalnum1</text:span></text:p>
      <text:p text:style-name="P1"><text:span text:style-name="T1">Enter the first number to find GCD</text:span></text:p>
      <text:p text:style-name="P1"><text:span text:style-name="T1">24</text:span></text:p>
      <text:p text:style-name="P1"><text:span text:style-name="T1">Enter the second number to find GCD</text:span></text:p>
      <text:p text:style-name="P1"><text:span text:style-name="T1">54</text:span></text:p>
      <text:p text:style-name="P1"><text:span text:style-name="T1">the rational number is 24/54</text:span></text:p>
      <text:p text:style-name="P1"><text:span text:style-name="T1">the gcd of the two numbers is6</text:span></text:p>
      <text:p text:style-name="P1"><text:span text:style-name="T1">the reduced rational number is...4/9</text:span></text:p>
      <text:p text:style-name="P1"><text:span text:style-name="T1"/></text:p>
      <text:p text:style-name="P1"><text:span text:style-name="T1"/></text:p>
      <text:p text:style-name="P1"><text:span text:style-name="T1">1.ARITHMETIC OPERATIONS 2.EXIT</text:span></text:p>
      <text:p text:style-name="P1"><text:span text:style-name="T1"/></text:p>
      <text:p text:style-name="P1"><text:span text:style-name="T1"/></text:p>
      <text:p text:style-name="P1"><text:span text:style-name="T1">enter the choice</text:span></text:p>
      <text:p text:style-name="P1"><text:span text:style-name="T1">1</text:span></text:p>
      <text:p text:style-name="P1"><text:span text:style-name="T1">Enter the first number</text:span></text:p>
      <text:p text:style-name="P1"><text:span text:style-name="T1">1</text:span></text:p>
      <text:p text:style-name="P1"><text:span text:style-name="T1">Enter the second number</text:span></text:p>
      <text:p text:style-name="P1"><text:span text:style-name="T1">2</text:span></text:p>
      <text:p text:style-name="P1"><text:span text:style-name="T1">the first rational number is 1/2</text:span></text:p>
      <text:p text:style-name="P1"><text:span text:style-name="T1">Enter the third number</text:span></text:p>
      <text:p text:style-name="P1"><text:span text:style-name="T1">3</text:span></text:p>
      <text:p text:style-name="P1"><text:span text:style-name="T1">Enter the fourth number</text:span></text:p>
      <text:p text:style-name="P1"><text:span text:style-name="T1">4</text:span></text:p>
      <text:p text:style-name="P1"><text:span text:style-name="T1">the second rational number is 3/4</text:span></text:p>
      <text:p text:style-name="P1"><text:span text:style-name="T1">Enter the option</text:span></text:p>
      <text:p text:style-name="P1"><text:span text:style-name="T1">1.add</text:span></text:p>
      <text:p text:style-name="P1"><text:span text:style-name="T1">2.sub</text:span></text:p>
      <text:p text:style-name="P1"><text:span text:style-name="T1">3.mul</text:span></text:p>
      <text:p text:style-name="P1"><text:span text:style-name="T1">4.div</text:span></text:p>
      <text:p text:style-name="P1"><text:span text:style-name="T1">5.decimals</text:span></text:p>
      <text:p text:style-name="P1"><text:span text:style-name="T1"/></text:p>
      <text:p text:style-name="P1"><text:span text:style-name="T1"/></text:p>
      <text:p text:style-name="P1"><text:span text:style-name="T1">3</text:span></text:p>
      <text:p text:style-name="P1"><text:span text:style-name="T1">the rational number is 3/8</text:span></text:p>
      <text:p text:style-name="P1"><text:span text:style-name="T1">the gcd of the two numbers is1</text:span></text:p>
      <text:p text:style-name="P1"><text:span text:style-name="T1">the reduced rational number is...3/8</text:span></text:p>
      <text:p text:style-name="P1"><text:span text:style-name="T1"/></text:p>
      <text:p text:style-name="P1"><text:span text:style-name="T1"/></text:p>
      <text:p text:style-name="P1"><text:span text:style-name="T1">1.ARITHMETIC OPERATIONS 2.EXIT</text:span></text:p>
      <text:p text:style-name="P1"><text:span text:style-name="T1"/></text:p>
      <text:p text:style-name="P1"><text:span text:style-name="T1"/></text:p>
      <text:p text:style-name="P1"><text:span text:style-name="T1">enter the choice</text:span></text:p>
      <text:p text:style-name="P1"><text:span text:style-name="T1">1</text:span></text:p>
      <text:p text:style-name="P1"><text:span text:style-name="T1">Enter the first number</text:span></text:p>
      <text:p text:style-name="P1"><text:span text:style-name="T1">2</text:span></text:p>
      <text:p text:style-name="P1"><text:span text:style-name="T1">Enter the second number</text:span></text:p>
      <text:p text:style-name="P1"><text:span text:style-name="T1">3</text:span></text:p>
      <text:p text:style-name="P1"><text:span text:style-name="T1">the first rational number is 2/3</text:span></text:p>
      <text:p text:style-name="P1"><text:span text:style-name="T1">Enter the third number</text:span></text:p>
      <text:p text:style-name="P1"><text:span text:style-name="T1">4</text:span></text:p>
      <text:p text:style-name="P1"><text:span text:style-name="T1">Enter the fourth number</text:span></text:p>
      <text:p text:style-name="P1"><text:span text:style-name="T1">5</text:span></text:p>
      <text:p text:style-name="P1"><text:span text:style-name="T1">the second rational number is 4/5</text:span></text:p>
      <text:p text:style-name="P1"><text:span text:style-name="T1">Enter the option</text:span></text:p>
      <text:p text:style-name="P1"><text:span text:style-name="T1">1.add</text:span></text:p>
      <text:p text:style-name="P1"><text:span text:style-name="T1">2.sub</text:span></text:p>
      <text:p text:style-name="P1"><text:span text:style-name="T1">3.mul</text:span></text:p>
      <text:p text:style-name="P1"><text:span text:style-name="T1">4.div</text:span></text:p>
      <text:p text:style-name="P1"><text:span text:style-name="T1">5.decimals</text:span></text:p>
      <text:p text:style-name="P1"><text:span text:style-name="T1"/></text:p>
      <text:p text:style-name="P1"><text:span text:style-name="T1">4</text:span></text:p>
      <text:p text:style-name="P1"><text:span text:style-name="T1">the rational number is 10/12</text:span></text:p>
      <text:p text:style-name="P1"><text:span text:style-name="T1">the gcd of the two numbers is2</text:span></text:p>
      <text:p text:style-name="P1"><text:span text:style-name="T1">the reduced rational number is...5/6</text:span></text:p>
      <text:p text:style-name="P1"><text:span text:style-name="T1"/></text:p>
      <text:p text:style-name="P1"><text:span text:style-name="T1"/></text:p>
      <text:p text:style-name="P1"><text:span text:style-name="T1">1.ARITHMETIC OPERATIONS 2.EXIT</text:span></text:p>
      <text:p text:style-name="P1"><text:span text:style-name="T1"/></text:p>
      <text:p text:style-name="P1"><text:span text:style-name="T1"/></text:p>
      <text:p text:style-name="P1"><text:span text:style-name="T1">enter the choice</text:span></text:p>
      <text:p text:style-name="P1"><text:span text:style-name="T1">1</text:span></text:p>
      <text:p text:style-name="P1"><text:span text:style-name="T1">Enter the first number</text:span></text:p>
      <text:p text:style-name="P1"><text:span text:style-name="T1">1</text:span></text:p>
      <text:p text:style-name="P1"><text:span text:style-name="T1">Enter the second number</text:span></text:p>
      <text:p text:style-name="P1"><text:span text:style-name="T1">2</text:span></text:p>
      <text:p text:style-name="P1"><text:span text:style-name="T1">the first rational number is 1/2</text:span></text:p>
      <text:p text:style-name="P1"><text:span text:style-name="T1">Enter the third number</text:span></text:p>
      <text:p text:style-name="P1"><text:span text:style-name="T1">3</text:span></text:p>
      <text:p text:style-name="P1"><text:span text:style-name="T1">Enter the fourth number</text:span></text:p>
      <text:p text:style-name="P1"><text:span text:style-name="T1">4</text:span></text:p>
      <text:p text:style-name="P1"><text:span text:style-name="T1">the second rational number is 3/4</text:span></text:p>
      <text:p text:style-name="P1"><text:span text:style-name="T1">Enter the option</text:span></text:p>
      <text:p text:style-name="P1"><text:span text:style-name="T1">1.add</text:span></text:p>
      <text:p text:style-name="P1"><text:span text:style-name="T1">2.sub</text:span></text:p>
      <text:p text:style-name="P1"><text:span text:style-name="T1">3.mul</text:span></text:p>
      <text:p text:style-name="P1"><text:span text:style-name="T1">4.div</text:span></text:p>
      <text:p text:style-name="P1"><text:span text:style-name="T1">5.decimals</text:span></text:p>
      <text:p text:style-name="P1"><text:span text:style-name="T1"/></text:p>
      <text:p text:style-name="P1"><text:span text:style-name="T1">1</text:span></text:p>
      <text:p text:style-name="P1"><text:span text:style-name="T1">the rational number is 10/8</text:span></text:p>
      <text:p text:style-name="P1"><text:span text:style-name="T1">the gcd of the two numbers is2</text:span></text:p>
      <text:p text:style-name="P1"><text:span text:style-name="T1">the reduced rational number is...5/4</text:span></text:p>
      <text:p text:style-name="P1"><text:span text:style-name="T1"/></text:p>
      <text:p text:style-name="P1"><text:span text:style-name="T1"/></text:p>
      <text:p text:style-name="P1"><text:span text:style-name="T1">1.ARITHMETIC OPERATIONS 2.EXIT</text:span></text:p>
      <text:p text:style-name="P1"><text:span text:style-name="T1"/></text:p>
      <text:p text:style-name="P1"><text:span text:style-name="T1"/></text:p>
      <text:p text:style-name="P1"><text:span text:style-name="T1">enter the choice</text:span></text:p>
      <text:p text:style-name="P1"><text:span text:style-name="T1">1</text:span></text:p>
      <text:p text:style-name="P1"><text:span text:style-name="T1">Enter the first number</text:span></text:p>
      <text:p text:style-name="P1"><text:span text:style-name="T1">1</text:span></text:p>
      <text:p text:style-name="P1"><text:span text:style-name="T1">Enter the second number</text:span></text:p>
      <text:p text:style-name="P1"><text:span text:style-name="T1">2</text:span></text:p>
      <text:p text:style-name="P1"><text:span text:style-name="T1">the first rational number is 1/2</text:span></text:p>
      <text:p text:style-name="P1"><text:span text:style-name="T1">Enter the third number</text:span></text:p>
      <text:p text:style-name="P1"><text:span text:style-name="T1">3</text:span></text:p>
      <text:p text:style-name="P1"><text:span text:style-name="T1">Enter the fourth number</text:span></text:p>
      <text:p text:style-name="P1"><text:span text:style-name="T1">4</text:span></text:p>
      <text:p text:style-name="P1"><text:span text:style-name="T1">the second rational number is 3/4</text:span></text:p>
      <text:p text:style-name="P1"><text:span text:style-name="T1">Enter the option</text:span></text:p>
      <text:p text:style-name="P1"><text:span text:style-name="T1">1.add</text:span></text:p>
      <text:p text:style-name="P1"><text:span text:style-name="T1">2.sub</text:span></text:p>
      <text:p text:style-name="P1"><text:span text:style-name="T1">3.mul</text:span></text:p>
      <text:p text:style-name="P1"><text:span text:style-name="T1">4.div</text:span></text:p>
      <text:p text:style-name="P1"><text:span text:style-name="T1">5.decimals</text:span></text:p>
      <text:p text:style-name="P1"><text:span text:style-name="T1"/></text:p>
      <text:p text:style-name="P1"><text:span text:style-name="T1">2</text:span></text:p>
      <text:p text:style-name="P1"><text:span text:style-name="T1">the rational number is -2/8</text:span></text:p>
      <text:p text:style-name="P1"><text:span text:style-name="T1">the gcd of the two numbers is-2</text:span></text:p>
      <text:p text:style-name="P1"><text:span text:style-name="T1">the reduced rational number is...1/-4</text:span></text:p>
      <text:p text:style-name="P1"><text:span text:style-name="T1"/></text:p>
      <text:p text:style-name="P1"><text:span text:style-name="T1"/></text:p>
      <text:p text:style-name="P1"><text:span text:style-name="T1">1.ARITHMETIC OPERATIONS 2.EXIT</text:span></text:p>
      <text:p text:style-name="P1"><text:span text:style-name="T1"/></text:p>
      <text:p text:style-name="P1"><text:span text:style-name="T1"/></text:p>
      <text:p text:style-name="P1"><text:span text:style-name="T1">enter the choice</text:span></text:p>
      <text:p text:style-name="P1"><text:span text:style-name="T1">1</text:span></text:p>
      <text:p text:style-name="P1"><text:span text:style-name="T1">Enter the first number</text:span></text:p>
      <text:p text:style-name="P1"><text:span text:style-name="T1">1</text:span></text:p>
      <text:p text:style-name="P1"><text:span text:style-name="T1">Enter the second number</text:span></text:p>
      <text:p text:style-name="P1"><text:span text:style-name="T1">2</text:span></text:p>
      <text:p text:style-name="P1"><text:span text:style-name="T1">the first rational number is 1/2</text:span></text:p>
      <text:p text:style-name="P1"><text:span text:style-name="T1">Enter the third number</text:span></text:p>
      <text:p text:style-name="P1"><text:span text:style-name="T1">3</text:span></text:p>
      <text:p text:style-name="P1"><text:span text:style-name="T1">Enter the fourth number</text:span></text:p>
      <text:p text:style-name="P1"><text:span text:style-name="T1">4</text:span></text:p>
      <text:p text:style-name="P1"><text:span text:style-name="T1">the second rational number is 3/4</text:span></text:p>
      <text:p text:style-name="P1"><text:span text:style-name="T1">Enter the option</text:span></text:p>
      <text:p text:style-name="P1"><text:span text:style-name="T1">1.add</text:span></text:p>
      <text:p text:style-name="P1"><text:span text:style-name="T1">2.sub</text:span></text:p>
      <text:p text:style-name="P1"><text:span text:style-name="T1">3.mul</text:span></text:p>
      <text:p text:style-name="P1"><text:span text:style-name="T1">4.div</text:span></text:p>
      <text:p text:style-name="P1"><text:span text:style-name="T1">5.decimals</text:span></text:p>
      <text:p text:style-name="P1"><text:span text:style-name="T1"/></text:p>
      <text:p text:style-name="P1"><text:span text:style-name="T1">1</text:span></text:p>
      <text:p text:style-name="P1"><text:span text:style-name="T1">the rational number is 10/8</text:span></text:p>
      <text:p text:style-name="P1"><text:span text:style-name="T1">the gcd of the two numbers is2</text:span></text:p>
      <text:p text:style-name="P1"><text:span text:style-name="T1">the reduced rational number is...5/4</text:span></text:p>
      <text:p text:style-name="P1"><text:span text:style-name="T1"/></text:p>
      <text:p text:style-name="P1"><text:span text:style-name="T1"/></text:p>
      <text:p text:style-name="P1"><text:span text:style-name="T1">1.ARITHMETIC OPERATIONS 2.EXIT</text:span></text:p>
      <text:p text:style-name="P1"><text:span text:style-name="T1"/></text:p>
      <text:p text:style-name="P1"><text:span text:style-name="T1"/></text:p>
      <text:p text:style-name="P1"><text:span text:style-name="T1">enter the choice</text:span></text:p>
      <text:p text:style-name="P1"><text:span text:style-name="T1">1</text:span></text:p>
      <text:p text:style-name="P1"><text:span text:style-name="T1">Enter the first number</text:span></text:p>
      <text:p text:style-name="P1"><text:span text:style-name="T1">1</text:span></text:p>
      <text:p text:style-name="P1"><text:span text:style-name="T1">Enter the second number</text:span></text:p>
      <text:p text:style-name="P1"><text:span text:style-name="T1">3</text:span></text:p>
      <text:p text:style-name="P1"><text:span text:style-name="T1">the first rational number is 1/3</text:span></text:p>
      <text:p text:style-name="P1"><text:span text:style-name="T1">Enter the third number</text:span></text:p>
      <text:p text:style-name="P1"><text:span text:style-name="T1">4</text:span></text:p>
      <text:p text:style-name="P1"><text:span text:style-name="T1">Enter the fourth number</text:span></text:p>
      <text:p text:style-name="P1"><text:span text:style-name="T1">5</text:span></text:p>
      <text:p text:style-name="P1"><text:span text:style-name="T1">the second rational number is 4/5</text:span></text:p>
      <text:p text:style-name="P1"><text:span text:style-name="T1">Enter the option</text:span></text:p>
      <text:p text:style-name="P1"><text:span text:style-name="T1">1.add</text:span></text:p>
      <text:p text:style-name="P1"><text:span text:style-name="T1">2.sub</text:span></text:p>
      <text:p text:style-name="P1"><text:span text:style-name="T1">3.mul</text:span></text:p>
      <text:p text:style-name="P1"><text:span text:style-name="T1">4.div</text:span></text:p>
      <text:p text:style-name="P1"><text:span text:style-name="T1">5.decimals</text:span></text:p>
      <text:p text:style-name="P1"><text:span text:style-name="T1"/></text:p>
      <text:p text:style-name="P1"><text:span text:style-name="T1">5</text:span></text:p>
      <text:p text:style-name="P1"><text:span text:style-name="T1">2.4</text:span></text:p>
      <text:p text:style-name="P1"><text:span text:style-name="T1">1.2</text:span></text:p>
      <text:p text:style-name="P1"><text:span text:style-name="T1">the gcd of the two numbers is120000</text:span></text:p>
      <text:p text:style-name="P1"><text:span text:style-name="T1">the reduced rational number is...1/2</text:span></text:p>
      <text:p text:style-name="P1"><text:span text:style-name="T1"/></text:p>
      <text:p text:style-name="P1"><text:span text:style-name="T1"/></text:p>
      <text:p text:style-name="P1"><text:span text:style-name="T1">1.ARITHMETIC OPERATIONS 2.EXIT</text:span></text:p>
      <text:p text:style-name="P1"><text:span text:style-name="T1"/></text:p>
      <text:p text:style-name="P1"><text:span text:style-name="T1"/></text:p>
      <text:p text:style-name="P1"><text:span text:style-name="T1">enter the choice 2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